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helvetica, 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1563in" fo:text-align="start" style:justify-single-word="false" fo:orphans="2" fo:widows="2"/>
      <style:text-properties fo:font-variant="normal" fo:text-transform="none" fo:color="#000000" style:font-name="arial" fo:font-size="9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in" style:line-height-at-least="0.1563in" fo:text-align="start" style:justify-single-word="false" fo:orphans="2" fo:widows="2"/>
      <style:text-properties fo:font-variant="normal" fo:text-transform="none" fo:color="#000000" style:font-name="arial" fo:font-size="9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in" style:line-height-at-least="0.1563in" fo:text-align="start" style:justify-single-word="false" fo:orphans="2" fo:widows="2"/>
    </style:style>
    <style:style style:name="T1" style:family="text">
      <style:text-properties fo:font-variant="normal" fo:text-transform="none" fo:color="#000000" style:font-name="arial" fo:font-size="9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30593191" text:style-name="L1">
        <text:list-item>
          <text:p text:style-name="P3"><text:span text:style-name="T1">Take a look at the large file </text:span><text:span text:style-name="Source_20_Text"><text:span text:style-name="T1">/info/appbio11/data/gpcr.tab</text:span></text:span><text:span text:style-name="T1"> using </text:span><text:span text:style-name="Source_20_Text"><text:span text:style-name="T1">head</text:span></text:span><text:span text:style-name="T1">. This file contains data concerning </text:span><text:a xlink:type="simple" xlink:href="http://en.wikipedia.org/wiki/G_protein-coupled_receptor">G-coupled protein receptors</text:a><text:span text:style-name="T1"> from a number of species. </text:span><text:span text:style-name="Source_20_Text"><text:span text:style-name="T1">head</text:span></text:span><text:span text:style-name="T1">. How many columns are there (if you count by eye)?</text:span></text:p>
        </text:list-item>
        <text:list-item>
          <text:p text:style-name="P2">How many lines is there in the file?</text:p>
        </text:list-item>
        <text:list-item>
          <text:p text:style-name="P3"><text:span text:style-name="T1">Use </text:span><text:span text:style-name="Source_20_Text"><text:span text:style-name="T1">grep</text:span></text:span><text:span text:style-name="T1"> and </text:span><text:span text:style-name="Source_20_Text"><text:span text:style-name="T1">wc</text:span></text:span><text:span text:style-name="T1"> to find out how many human GPCRs there are listed. Do you search for "human" or "Homo sapiens"?</text:span></text:p>
        </text:list-item>
        <text:list-item>
          <text:p text:style-name="P3"><text:span text:style-name="T1">How long is the shortest sequence listed in the same file? Use </text:span><text:span text:style-name="Source_20_Text"><text:span text:style-name="T1">cut</text:span></text:span><text:span text:style-name="T1"> and </text:span><text:span text:style-name="Source_20_Text"><text:span text:style-name="T1">sort</text:span></text:span><text:span text:style-name="T1">!</text:span></text:p>
        </text:list-item>
        <text:list-item>
          <text:p text:style-name="P1">How many species are named in gpcr.tab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helvetica, 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a Ristner</meta:initial-creator>
    <meta:creation-date>2012-10-29T15:11:05</meta:creation-date>
    <dc:date>2012-10-29T15:13:43</dc:date>
    <dc:creator>Moa Ristner</dc:creator>
    <meta:editing-duration>P0D</meta:editing-duration>
    <meta:editing-cycles>1</meta:editing-cycles>
    <meta:document-statistic meta:table-count="0" meta:image-count="0" meta:object-count="0" meta:page-count="1" meta:paragraph-count="5" meta:word-count="91" meta:character-count="10" meta:non-whitespace-character-count="406"/>
    <meta:generator>LibreOffice/3.5$Linux_X86_64 LibreOffice_project/350m1$Build-2</meta:generator>
  </office:meta>
</office:document-meta>
</file>